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7a9" officeooo:paragraph-rsid="001597a9"/>
    </style:style>
    <style:style style:name="P2" style:family="paragraph" style:parent-style-name="Table_20_Contents">
      <style:text-properties officeooo:rsid="00183db7" officeooo:paragraph-rsid="00183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Event</text:p>
          </table:table-cell>
          <table:table-cell table:style-name="Tabelle1.A1" office:value-type="string">
            <text:p text:style-name="P1">Task</text:p>
          </table:table-cell>
          <table:table-cell table:style-name="Tabelle1.C1" office:value-type="string">
            <text:p text:style-name="P1">Dialoge</text:p>
          </table:table-cell>
        </table:table-row>
        <table:table-row>
          <table:table-cell table:style-name="Tabelle1.A2" office:value-type="string">
            <text:p text:style-name="P1">Raumschiff stürzt ab, zerstört den Turm mit dem Diamanten, der Diamant fällt herunter und zerbricht in zwei Teile</text:p>
          </table:table-cell>
          <table:table-cell table:style-name="Tabelle1.A2" office:value-type="string">
            <text:p text:style-name="P1">Held muss gucken was da passiert ist</text:p>
          </table:table-cell>
          <table:table-cell table:style-name="Tabelle1.C2" office:value-type="string">
            <text:p text:style-name="P2">Ah. Today the diamond will be maintained. Lets see if he is already there. ... </text:p>
            <text:p text:style-name="P2">What the?!</text:p>
            <text:p text:style-name="P2"/>
            <text:p text:style-name="P2">Oh no! I have to get to the diamand, before the stability of the island will be gone!</text:p>
            <text:p text:style-name="P2"/>
            <text:p text:style-name="P2">The steering wheel of my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2.1$Windows_x86 LibreOffice_project/3be8cda0bddd8e430d8cda1ebfd581265cca5a0f</meta:generator>
    <dc:date>2014-08-25T08:12:04.030000000</dc:date>
    <meta:document-statistic meta:table-count="1" meta:image-count="0" meta:object-count="0" meta:page-count="1" meta:paragraph-count="9" meta:word-count="68" meta:character-count="364" meta:non-whitespace-character-count="303"/>
    <meta:user-defined meta:name="Info 1"/>
    <meta:user-defined meta:name="Info 2"/>
    <meta:user-defined meta:name="Info 3"/>
    <meta:user-defined meta:name="Info 4"/>
  </office:meta>
</office:document-meta>
</file>